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1.729cm" fo:min-width="2.616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648cm" fo:min-width="3.913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55cm" fo:min-width="3.912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472cm" fo:min-width="3.912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742cm" fo:min-width="2.778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742cm" fo:min-width="3.36cm" fo:padding-top="0.137cm" fo:padding-bottom="0.137cm" fo:padding-left="0.262cm" fo:padding-right="0.262cm"/>
    </style:style>
    <style:style style:name="gr8" style:family="graphic" style:parent-style-name="standard">
      <style:graphic-properties svg:stroke-width="0.106cm" svg:stroke-color="#ff3300" draw:marker-start-width="0.358cm" draw:marker-end-width="0.358cm" draw:textarea-horizontal-align="justify" draw:textarea-vertical-align="middle" draw:auto-grow-height="false" fo:min-height="2.55cm" fo:min-width="2.878cm" fo:padding-top="0.177cm" fo:padding-bottom="0.177cm" fo:padding-left="0.302cm" fo:padding-right="0.302cm"/>
    </style:style>
    <style:style style:name="gr9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823cm" fo:min-width="4.14cm" fo:padding-top="0.137cm" fo:padding-bottom="0.137cm" fo:padding-left="0.262cm" fo:padding-right="0.26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06cm" svg:stroke-color="#6666ff" draw:marker-start-width="0.358cm" draw:marker-end-width="0.358cm" draw:textarea-horizontal-align="justify" draw:textarea-vertical-align="middle" draw:auto-grow-height="false" fo:min-height="3.312cm" fo:min-width="2.878cm" fo:padding-top="0.177cm" fo:padding-bottom="0.177cm" fo:padding-left="0.302cm" fo:padding-right="0.302cm"/>
    </style:style>
    <style:style style:name="gr12" style:family="graphic" style:parent-style-name="standard" style:list-style-name="L1">
      <style:graphic-properties svg:stroke-width="0.106cm" svg:stroke-color="#ff3333" draw:marker-start-width="0.358cm" draw:marker-end-width="0.358cm" draw:textarea-horizontal-align="justify" draw:textarea-vertical-align="middle" draw:auto-grow-height="false" fo:min-height="2.55cm" fo:min-width="4.703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3300" draw:marker-start-width="0.358cm" draw:marker-end-width="0.358cm" draw:textarea-horizontal-align="justify" draw:textarea-vertical-align="middle" draw:auto-grow-height="false" fo:min-height="0.555cm" fo:min-width="1.174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6666ff" draw:marker-start-width="0.358cm" draw:marker-end-width="0.358cm" draw:textarea-horizontal-align="justify" draw:textarea-vertical-align="middle" draw:auto-grow-height="false" fo:min-height="0.518cm" fo:min-width="1.174cm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8" style:family="graphic" style:parent-style-name="standard" style:list-style-name="L1">
      <style:graphic-properties svg:stroke-width="0.106cm" svg:stroke-color="#ff3333" draw:marker-start-width="0.358cm" draw:marker-end-width="0.358cm" draw:textarea-horizontal-align="justify" draw:textarea-vertical-align="middle" draw:auto-grow-height="false" fo:min-height="2.55cm" fo:min-width="5.01cm" fo:padding-top="0.177cm" fo:padding-bottom="0.177cm" fo:padding-left="0.302cm" fo:padding-right="0.302cm"/>
    </style:style>
    <style:style style:name="gr19" style:family="graphic" style:parent-style-name="standard" style:list-style-name="L1">
      <style:graphic-properties svg:stroke-width="0.106cm" svg:stroke-color="#ff3333" draw:marker-start-width="0.358cm" draw:marker-end-width="0.358cm" draw:textarea-horizontal-align="justify" draw:textarea-vertical-align="middle" draw:auto-grow-height="false" fo:min-height="2.55cm" fo:min-width="5.01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808080" style:font-name="Arial" fo:font-size="15pt" fo:font-style="italic" style:letter-kerning="true" style:font-name-asian="Droid Sans Fallback" style:font-size-asian="15pt" style:font-style-asian="italic" style:font-size-complex="15pt" style:font-style-complex="italic"/>
    </style:style>
    <style:style style:name="P4" style:family="paragraph">
      <loext:graphic-properties draw:fill="none" draw:fill-color="#ffffff"/>
    </style:style>
    <style:style style:name="T1" style:family="text">
      <style:text-properties fo:color="#808080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4cm" svg:height="2.003cm" svg:x="8.536cm" svg:y="3.423cm">
          <text:p text:style-name="P1">GRID3D</text:p>
          <text:p text:style-name="P1"><text:span text:style-name="T1">[@name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437cm" svg:height="0.922cm" svg:x="1.262cm" svg:y="1.845cm">
          <text:p text:style-name="P1">N_VERTICE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436cm" svg:height="0.824cm" svg:x="1.263cm" svg:y="4.045cm">
          <text:p text:style-name="P1">N_FACE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436cm" svg:height="0.746cm" svg:x="1.263cm" svg:y="3.051cm">
          <text:p text:style-name="P1">N_EDGE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302cm" svg:height="1.016cm" svg:x="15.055cm" svg:y="7.318cm">
          <text:p text:style-name="P1">EDGES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302cm" svg:height="1.016cm" svg:x="12.738cm" svg:y="3.916cm">
          <text:p text:style-name="P1">CELL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8.536cm" svg:y1="4.424cm" svg:x2="5.699cm" svg:y2="2.306cm" draw:start-shape="id1" draw:start-glue-point="3" draw:end-shape="id2" svg:d="M8536 4424h-1419v-2118h-1418" svg:viewBox="0 0 2838 2119">
          <text:p/>
        </draw:connector>
        <draw:connector draw:style-name="gr6" draw:text-style-name="P2" draw:layer="layout" svg:x1="8.536cm" svg:y1="4.424cm" svg:x2="5.699cm" svg:y2="3.424cm" draw:start-shape="id1" draw:start-glue-point="3" draw:end-shape="id3" draw:end-glue-point="1" svg:d="M8536 4424h-1418v-1000h-1419" svg:viewBox="0 0 2838 1001">
          <text:p/>
        </draw:connector>
        <draw:connector draw:style-name="gr6" draw:text-style-name="P2" draw:layer="layout" svg:x1="8.536cm" svg:y1="4.424cm" svg:x2="5.699cm" svg:y2="4.457cm" draw:start-shape="id1" draw:start-glue-point="3" draw:end-shape="id4" draw:end-glue-point="1" svg:d="M8536 4424h-1418v33h-1419" svg:viewBox="0 0 2838 34">
          <text:p/>
        </draw:connector>
        <draw:connector draw:style-name="gr6" draw:text-style-name="P2" draw:layer="layout" draw:line-skew="-0.08cm" svg:x1="10.106cm" svg:y1="5.426cm" svg:x2="16.706cm" svg:y2="7.318cm" draw:start-shape="id1" draw:start-glue-point="2" draw:end-shape="id5" svg:d="M10106 5426v866h6600v1026" svg:viewBox="0 0 6601 1893">
          <text:p/>
        </draw:connector>
        <draw:connector draw:style-name="gr6" draw:text-style-name="P2" draw:layer="layout" svg:x1="11.676cm" svg:y1="4.424cm" svg:x2="12.738cm" svg:y2="4.424cm" draw:start-shape="id1" draw:start-glue-point="1" draw:end-shape="id6" svg:d="M11676 4424h1062" svg:viewBox="0 0 1063 1">
          <text:p/>
        </draw:connector>
        <draw:custom-shape draw:style-name="gr7" draw:text-style-name="P1" xml:id="id7" draw:id="id7" draw:layer="layout" svg:width="3.884cm" svg:height="1.016cm" svg:x="3.807cm" svg:y="7.318cm">
          <text:p text:style-name="P1">VERTICE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-0.08cm" svg:x1="10.106cm" svg:y1="5.426cm" svg:x2="5.749cm" svg:y2="7.318cm" draw:start-shape="id1" draw:start-glue-point="2" draw:end-shape="id7" draw:end-glue-point="0" svg:d="M10106 5426v866h-4357v1026" svg:viewBox="0 0 4358 1893">
          <text:p/>
        </draw:connector>
        <draw:custom-shape draw:style-name="gr8" draw:text-style-name="P1" xml:id="id8" draw:id="id8" draw:layer="layout" svg:width="3.482cm" svg:height="2.904cm" svg:x="1.155cm" svg:y="9.558cm">
          <text:p text:style-name="P1">COORDS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=”3”]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.749cm" svg:y1="8.334cm" svg:x2="2.896cm" svg:y2="9.558cm" draw:start-shape="id7" draw:start-glue-point="2" draw:end-shape="id8" draw:end-glue-point="0" svg:d="M5749 8334v592h-2853v632" svg:viewBox="0 0 2854 1225">
          <text:p/>
        </draw:connector>
        <draw:custom-shape draw:style-name="gr9" draw:text-style-name="P1" xml:id="id9" draw:id="id9" draw:layer="layout" svg:width="4.664cm" svg:height="1.097cm" svg:x="7.774cm" svg:y="1.332cm">
          <text:p text:style-name="P1">HybMeshData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0.106cm" svg:y1="2.429cm" svg:x2="10.106cm" svg:y2="3.423cm" draw:start-shape="id9" draw:start-glue-point="2" draw:end-shape="id1" draw:end-glue-point="0" svg:d="M10106 2429v994" svg:viewBox="0 0 1 995">
          <text:p/>
        </draw:connector>
        <draw:custom-shape draw:style-name="gr11" draw:text-style-name="P1" xml:id="id13" draw:id="id13" draw:layer="layout" svg:width="3.482cm" svg:height="3.666cm" svg:x="5.055cm" svg:y="9.558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2" draw:id="id12" draw:layer="layout" svg:width="5.307cm" svg:height="2.904cm" svg:x="11.055cm" svg:y="9.558cm">
          <text:p text:style-name="P1">VERT_CONNECT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=”2”]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6.04cm" svg:y1="4.424cm" svg:x2="17.002cm" svg:y2="4.433cm" draw:start-shape="id6" draw:start-glue-point="1" draw:end-shape="id10" draw:end-glue-point="3" svg:d="M16040 4424h461v9h501" svg:viewBox="0 0 963 10">
          <text:p/>
        </draw:connector>
        <draw:connector draw:style-name="gr10" draw:text-style-name="P2" draw:layer="layout" svg:x1="16.706cm" svg:y1="8.334cm" svg:x2="18.738cm" svg:y2="9.54cm" draw:start-shape="id5" draw:start-glue-point="2" draw:end-shape="id11" draw:end-glue-point="0" svg:d="M16706 8334v583h2032v623" svg:viewBox="0 0 2033 1207">
          <text:p/>
        </draw:connector>
        <draw:connector draw:style-name="gr10" draw:text-style-name="P2" draw:layer="layout" svg:x1="16.706cm" svg:y1="8.334cm" svg:x2="13.708cm" svg:y2="9.558cm" draw:start-shape="id5" draw:start-glue-point="2" draw:end-shape="id12" draw:end-glue-point="0" svg:d="M16706 8334v592h-2998v632" svg:viewBox="0 0 2999 1225">
          <text:p/>
        </draw:connector>
        <draw:connector draw:style-name="gr10" draw:text-style-name="P2" draw:layer="layout" svg:x1="5.749cm" svg:y1="8.334cm" svg:x2="6.796cm" svg:y2="9.558cm" draw:start-shape="id7" draw:start-glue-point="2" draw:end-shape="id13" draw:end-glue-point="0" svg:d="M5749 8334v592h1047v632" svg:viewBox="0 0 1048 1225">
          <text:p/>
        </draw:connector>
        <draw:custom-shape draw:style-name="gr11" draw:text-style-name="P1" xml:id="id11" draw:id="id11" draw:layer="layout" svg:width="3.482cm" svg:height="3.666cm" svg:x="16.997cm" svg:y="9.54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3.482cm" svg:height="3.666cm" svg:x="17.002cm" svg:y="2.6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78cm" svg:height="0.909cm" svg:x="1.508cm" svg:y="19.81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78cm" svg:height="0.872cm" svg:x="1.508cm" svg:y="21.43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8.444cm" svg:height="0.962cm" svg:x="3.386cm" svg:y="19.785cm">
          <draw:text-box>
            <text:p>- mandatory numeric arrays</text:p>
          </draw:text-box>
        </draw:frame>
        <draw:frame draw:style-name="gr16" draw:text-style-name="P4" draw:layer="layout" svg:width="6.031cm" svg:height="0.962cm" svg:x="3.386cm" svg:y="21.388cm">
          <draw:text-box>
            <text:p>- user defined fields</text:p>
          </draw:text-box>
        </draw:frame>
        <draw:frame draw:style-name="gr17" draw:text-style-name="P4" draw:layer="layout" svg:width="0.853cm" svg:height="0.962cm" svg:x="6.878cm" svg:y="8.652cm">
          <draw:text-box>
            <text:p>n</text:p>
          </draw:text-box>
        </draw:frame>
        <draw:frame draw:style-name="gr17" draw:text-style-name="P4" draw:layer="layout" svg:width="0.853cm" svg:height="0.962cm" svg:x="18.775cm" svg:y="8.651cm">
          <draw:text-box>
            <text:p>n</text:p>
          </draw:text-box>
        </draw:frame>
        <draw:frame draw:style-name="gr17" draw:text-style-name="P4" draw:layer="layout" svg:width="0.853cm" svg:height="0.962cm" svg:x="16.022cm" svg:y="3.472cm">
          <draw:text-box>
            <text:p>n</text:p>
          </draw:text-box>
        </draw:frame>
        <draw:frame draw:style-name="gr17" draw:text-style-name="P4" draw:layer="layout" svg:width="0.853cm" svg:height="0.962cm" svg:x="10.144cm" svg:y="2.456cm">
          <draw:text-box>
            <text:p>n</text:p>
          </draw:text-box>
        </draw:frame>
        <draw:custom-shape draw:style-name="gr3" draw:text-style-name="P1" xml:id="id18" draw:id="id18" draw:layer="layout" svg:width="4.436cm" svg:height="0.824cm" svg:x="1.263cm" svg:y="5.145cm">
          <text:p text:style-name="P1">N_CELLS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3.302cm" svg:height="1.016cm" svg:x="8.455cm" svg:y="13.908cm">
          <text:p text:style-name="P1">FACES</text:p>
          <draw:enhanced-geometry svg:viewBox="0 0 21600 21600" draw:type="rectangle" draw:enhanced-path="M 0 0 L 21600 0 21600 21600 0 21600 0 0 Z N"/>
        </draw:custom-shape>
        <draw:custom-shape draw:style-name="gr18" draw:text-style-name="P3" xml:id="id16" draw:id="id16" draw:layer="layout" svg:width="5.614cm" svg:height="2.904cm" svg:x="3.53cm" svg:y="16.148cm">
          <text:p text:style-name="P1">EDGE_CONNECT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0.106cm" svg:y1="14.924cm" svg:x2="17.813cm" svg:y2="16.13cm" draw:start-shape="id14" draw:start-glue-point="2" draw:end-shape="id15" draw:end-glue-point="0" svg:d="M10106 14924v583h7707v623" svg:viewBox="0 0 7708 1207">
          <text:p/>
        </draw:connector>
        <draw:connector draw:style-name="gr10" draw:text-style-name="P2" draw:layer="layout" svg:x1="10.106cm" svg:y1="14.924cm" svg:x2="6.337cm" svg:y2="16.148cm" draw:start-shape="id14" draw:start-glue-point="2" draw:end-shape="id16" draw:end-glue-point="0" svg:d="M10106 14924v592h-3769v632" svg:viewBox="0 0 3770 1225">
          <text:p/>
        </draw:connector>
        <draw:custom-shape draw:style-name="gr11" draw:text-style-name="P1" xml:id="id15" draw:id="id15" draw:layer="layout" svg:width="3.482cm" svg:height="3.666cm" svg:x="16.072cm" svg:y="16.13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0.853cm" svg:height="0.962cm" svg:x="17.85cm" svg:y="15.241cm">
          <draw:text-box>
            <text:p>n</text:p>
          </draw:text-box>
        </draw:frame>
        <draw:custom-shape draw:style-name="gr19" draw:text-style-name="P3" xml:id="id17" draw:id="id17" draw:layer="layout" svg:width="5.614cm" svg:height="2.904cm" svg:x="9.83cm" svg:y="16.148cm">
          <text:p text:style-name="P1">CELL_CONNECT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=”2”]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0.106cm" svg:y1="14.924cm" svg:x2="12.637cm" svg:y2="16.148cm" draw:start-shape="id14" draw:start-glue-point="2" draw:end-shape="id17" draw:end-glue-point="0" svg:d="M10106 14924v592h2531v632" svg:viewBox="0 0 2532 1225">
          <text:p/>
        </draw:connector>
        <draw:connector draw:style-name="gr10" draw:text-style-name="P2" draw:layer="layout" svg:x1="10.106cm" svg:y1="5.426cm" svg:x2="10.106cm" svg:y2="13.908cm" draw:start-shape="id1" draw:start-glue-point="2" draw:end-shape="id14" draw:end-glue-point="0" svg:d="M10106 5426v8482" svg:viewBox="0 0 1 8483">
          <text:p/>
        </draw:connector>
        <draw:connector draw:style-name="gr10" draw:text-style-name="P2" draw:layer="layout" svg:x1="8.536cm" svg:y1="4.424cm" svg:x2="5.699cm" svg:y2="5.557cm" draw:start-shape="id1" draw:start-glue-point="3" draw:end-shape="id18" draw:end-glue-point="1" svg:d="M8536 4424h-1418v1133h-1419" svg:viewBox="0 0 2838 11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15:52:33</meta:creation-date>
    <dc:date>2016-11-21T17:35:00.891975967</dc:date>
    <meta:editing-duration>PT24M58S</meta:editing-duration>
    <meta:editing-cycles>12</meta:editing-cycles>
    <meta:generator>LibreOffice/5.1.3.2$Linux_X86_64 LibreOffice_project/10m0$Build-2</meta:generator>
    <meta:document-statistic meta:object-count="44"/>
  </office:meta>
</office:document-meta>
</file>